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175a3" officeooo:paragraph-rsid="001175a3"/>
    </style:style>
    <style:style style:name="P2" style:family="paragraph" style:parent-style-name="Standard">
      <style:text-properties officeooo:rsid="001175a3" officeooo:paragraph-rsid="001b4850"/>
    </style:style>
    <style:style style:name="P3" style:family="paragraph" style:parent-style-name="Standard">
      <style:text-properties officeooo:rsid="001361ee" officeooo:paragraph-rsid="001361ee"/>
    </style:style>
    <style:style style:name="P4" style:family="paragraph" style:parent-style-name="Standard">
      <style:text-properties officeooo:rsid="001361ee" officeooo:paragraph-rsid="001b4850"/>
    </style:style>
    <style:style style:name="P5" style:family="paragraph" style:parent-style-name="Standard">
      <style:text-properties officeooo:rsid="0014468b" officeooo:paragraph-rsid="0014468b"/>
    </style:style>
    <style:style style:name="P6" style:family="paragraph" style:parent-style-name="Standard">
      <style:text-properties officeooo:rsid="0014468b" officeooo:paragraph-rsid="00149620"/>
    </style:style>
    <style:style style:name="P7" style:family="paragraph" style:parent-style-name="Standard">
      <style:text-properties officeooo:rsid="0014468b" officeooo:paragraph-rsid="001552b7"/>
    </style:style>
    <style:style style:name="P8" style:family="paragraph" style:parent-style-name="Standard">
      <style:text-properties officeooo:rsid="0014468b" officeooo:paragraph-rsid="001b4850"/>
    </style:style>
    <style:style style:name="P9" style:family="paragraph" style:parent-style-name="Standard">
      <style:text-properties officeooo:rsid="001552b7" officeooo:paragraph-rsid="00149620"/>
    </style:style>
    <style:style style:name="P10" style:family="paragraph" style:parent-style-name="Standard">
      <style:text-properties officeooo:rsid="001552b7" officeooo:paragraph-rsid="001552b7"/>
    </style:style>
    <style:style style:name="P11" style:family="paragraph" style:parent-style-name="Standard">
      <style:text-properties officeooo:rsid="001552b7" officeooo:paragraph-rsid="001b4850"/>
    </style:style>
    <style:style style:name="P12" style:family="paragraph" style:parent-style-name="Standard">
      <style:text-properties officeooo:rsid="00156f71" officeooo:paragraph-rsid="00156f71"/>
    </style:style>
    <style:style style:name="P13" style:family="paragraph" style:parent-style-name="Standard">
      <style:text-properties officeooo:rsid="00156f71" officeooo:paragraph-rsid="001b4850"/>
    </style:style>
    <style:style style:name="P14" style:family="paragraph" style:parent-style-name="Standard">
      <style:text-properties officeooo:rsid="001619e3" officeooo:paragraph-rsid="001619e3"/>
    </style:style>
    <style:style style:name="P15" style:family="paragraph" style:parent-style-name="Standard">
      <style:text-properties officeooo:rsid="001619e3" officeooo:paragraph-rsid="001b4850"/>
    </style:style>
    <style:style style:name="P16" style:family="paragraph" style:parent-style-name="Standard">
      <style:text-properties officeooo:rsid="001b4850" officeooo:paragraph-rsid="001b4850"/>
    </style:style>
    <style:style style:name="P17" style:family="paragraph" style:parent-style-name="Standard">
      <style:text-properties officeooo:rsid="001b2ba7" officeooo:paragraph-rsid="001b4850"/>
    </style:style>
    <style:style style:name="P18" style:family="paragraph" style:parent-style-name="Standard" style:list-style-name="L1">
      <style:text-properties officeooo:rsid="001b2ba7" officeooo:paragraph-rsid="001b4850"/>
    </style:style>
    <style:style style:name="T1" style:family="text">
      <style:text-properties officeooo:rsid="001361ee"/>
    </style:style>
    <style:style style:name="T2" style:family="text">
      <style:text-properties officeooo:rsid="0014468b"/>
    </style:style>
    <style:style style:name="T3" style:family="text">
      <style:text-properties officeooo:rsid="00149620"/>
    </style:style>
    <style:style style:name="T4" style:family="text">
      <style:text-properties officeooo:rsid="001552b7"/>
    </style:style>
    <style:style style:name="T5" style:family="text">
      <style:text-properties officeooo:rsid="00156f71"/>
    </style:style>
    <style:style style:name="T6" style:family="text">
      <style:text-properties officeooo:rsid="0017825e"/>
    </style:style>
    <style:style style:name="T7" style:family="text">
      <style:text-properties officeooo:rsid="00190b67"/>
    </style:style>
    <style:style style:name="T8" style:family="text">
      <style:text-properties officeooo:rsid="001addc5"/>
    </style:style>
    <style:style style:name="T9" style:family="text">
      <style:text-properties officeooo:rsid="001b4850"/>
    </style:style>
    <style:style style:name="T10" style:family="text">
      <style:text-properties officeooo:rsid="001c02b7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bstract</text:p>
      <text:p text:style-name="P1"/>
      <text:p text:style-name="P1"><text:span text:style-name="T4">1</text:span>. Introduccion</text:p>
      <text:p text:style-name="P1"/>
      <text:p text:style-name="P1">- <text:span text:style-name="T1">Desafios de la simulacion numerica en entornos industriales: complejidad de uso, tiempos de ejecucion, limitaciones de los codigos abiertos. <text:s/></text:span><text:s/></text:p>
      <text:p text:style-name="P1">- Fotobiorreactor en Narbonne: lo que hace, su funcion, componentes y condiciones <text:span text:style-name="T6">operativas</text:span>.</text:p>
      <text:p text:style-name="P1">- Modelo biologico (epanM).</text:p>
      <text:p text:style-name="P1">- <text:span text:style-name="T2">Modelo de las fases confinadas </text:span><text:span text:style-name="T8">(</text:span><text:span text:style-name="T2">Numerical leakage</text:span><text:span text:style-name="T8">)</text:span></text:p>
      <text:p text:style-name="P1"/>
      <text:p text:style-name="P3"><text:span text:style-name="T4">2</text:span>. Materiales</text:p>
      <text:p text:style-name="P3"/>
      <text:p text:style-name="P14">*Ordenador: <text:span text:style-name="T1"><text:s/>Modelo, version, Ram, Procesador, </text:span>almacenamiento y sistema operativo<text:span text:style-name="T1">.</text:span></text:p>
      <text:p text:style-name="P14">*OpenFoam, ParaView, Octave y guiEditor.</text:p>
      <text:p text:style-name="P3"/>
      <text:p text:style-name="P3"/>
      <text:p text:style-name="P5"><text:span text:style-name="T4">3</text:span>. Modelo propuesto</text:p>
      <text:p text:style-name="P5"/>
      <text:p text:style-name="P5">- Explicacion de las ecuaciones del modelo biologico. <text:span text:style-name="T3">(</text:span><text:span text:style-name="T8">Incluyendo lo</text:span><text:span text:style-name="T3"> de difusion y adveccion)</text:span></text:p>
      <text:p text:style-name="P5">- Aborda<text:span text:style-name="T8">je </text:span>del numerical leakage. (Ecuacion general y explicacion).</text:p>
      <text:p text:style-name="P5"/>
      <text:p text:style-name="P5"><text:tab/><text:span text:style-name="T4">3</text:span>.1 Malla bidimensional para probar si hay numerical leakage</text:p>
      <text:p text:style-name="P5"/>
      <text:p text:style-name="P5"><text:tab/>- <text:span text:style-name="T3">Explicacion de como se ha generado la malla (incluyendo numero de elementos de <text:tab/> <text:tab/> <text:s/>volumen y la geometria que tiene). </text:span></text:p>
      <text:p text:style-name="P5"><text:tab/>- Ecuacion de la variable del modelo biologico en concreto (alpha*XPB y/o alpha*SH2)</text:p>
      <text:p text:style-name="P5"><text:tab/>- Explicar como se ha obtenido la ecuacion del leakage <text:s/><text:span text:style-name="T3">apoyandose con las ecuaciones del <text:tab/> <text:s/>modelo biologico.</text:span></text:p>
      <text:p text:style-name="P5"/>
      <text:p text:style-name="P6"><text:tab/><text:span text:style-name="T4">3</text:span>.<text:span text:style-name="T3">2</text:span> Malla <text:span text:style-name="T3">del “compatment model”</text:span></text:p>
      <text:p text:style-name="P6"/>
      <text:p text:style-name="P7"><text:tab/>- <text:span text:style-name="T3">Explicacion de como se ha generado la malla (incluyendo numero de elementos de <text:tab/> <text:tab/> <text:s/>volumen y la geometria que tiene) : si es OpenFoam (explicar topoSet, la <text:tab/> <text:s/><text:tab/> <text:s/><text:tab/> <text:s/>utilizacion de los datos de 0/alpha 0/U …) o <text:s/>Matlab.</text:span></text:p>
      <text:p text:style-name="P6"><text:tab/>- <text:span text:style-name="T3">Utilizacion de las ecuaciones del apartado 4.1 para </text:span><text:span text:style-name="T7">la explicacion del</text:span><text:span text:style-name="T3"> leakage.</text:span></text:p>
      <text:p text:style-name="P6"><text:tab/></text:p>
      <text:p text:style-name="P9"/>
      <text:p text:style-name="P10">4. Resultados de la simulacion</text:p>
      <text:p text:style-name="P5"/>
      <text:p text:style-name="P7">- <text:span text:style-name="T3">Graficas del porcentaje de exceso </text:span><text:span text:style-name="T4">del apartado 3.1</text:span></text:p>
      <text:p text:style-name="P7">- <text:span text:style-name="T3">Graficas del porcentaje de exceso </text:span><text:span text:style-name="T4">del apartado 3.2 (Incluir la d</text:span><text:span text:style-name="T3">iferencia de resultados y quien genera mas leakage entre: central difference, upWind y linear upWind.</text:span></text:p>
      <text:p text:style-name="P5"/>
      <text:p text:style-name="P10">5. <text:span text:style-name="T5">Creacion de la interfaz grafica.</text:span></text:p>
      <text:p text:style-name="P10"/>
      <text:p text:style-name="P12">6. Conclusiones.</text:p>
      <text:p text:style-name="P12"/>
      <text:p text:style-name="P12">7. Anexos.</text:p>
      <text:p text:style-name="P5"/>
      <text:p text:style-name="P5"/>
      <text:p text:style-name="P5"/>
      <text:p text:style-name="P5"/>
      <text:p text:style-name="P16"><text:soft-page-break/>Anexos </text:p>
      <text:p text:style-name="P16"/>
      <text:p text:style-name="P2"><text:span text:style-name="T4">1</text:span>. Introduccion</text:p>
      <text:p text:style-name="P2"/>
      <text:p text:style-name="P2">- <text:span text:style-name="T1">Desafios de la simulacion numerica en entornos industriales: complejidad de uso, tiempos de ejecucion, limitaciones de los codigos abiertos. <text:s/></text:span><text:s/></text:p>
      <text:p text:style-name="P2">- Fotobiorreactor en Narbonne: lo que hace, su funcion, componentes y condiciones <text:span text:style-name="T6">operativas</text:span>.</text:p>
      <text:p text:style-name="P2">- Modelo biologico (epanM).</text:p>
      <text:p text:style-name="P2"/>
      <text:p text:style-name="P16">2. Modelo propuesto (Nombre del modelo)</text:p>
      <text:p text:style-name="P8"/>
      <text:list text:style-name="L1">
        <text:list-item>
          <text:p text:style-name="P18">Two scalar model and diffuse interface: what is it and wh<text:span text:style-name="T10">at is the interest on using it.</text:span></text:p>
        </text:list-item>
        <text:list-item>
          <text:p text:style-name="P18">Example of application to gas transfer through bubble interface</text:p>
        </text:list-item>
        <text:list-item>
          <text:p text:style-name="P18">Model equations</text:p>
        </text:list-item>
      </text:list>
      <text:p text:style-name="P17"/>
      <text:p text:style-name="P17">2.1 Model implementation</text:p>
      <text:p text:style-name="P17">2.2 Mesh/es</text:p>
      <text:p text:style-name="P17"/>
      <text:p text:style-name="P8"><text:span text:style-name="T3"><text:s text:c="13"/>2.</text:span><text:span text:style-name="T9">2.1</text:span> Malla <text:span text:style-name="T9">unidimensional para probar si hay numerical leakage</text:span></text:p>
      <text:p text:style-name="P8"/>
      <text:p text:style-name="P8"><text:tab/>- <text:span text:style-name="T3">Explicacion de como se ha generado la malla (incluyendo numero de elementos de <text:tab/> <text:tab/> <text:s/>volumen y la geometria que tiene). </text:span></text:p>
      <text:p text:style-name="P8"><text:tab/>- Ecuacion de la variable del modelo biologico en concreto (alpha*XPB y/o alpha*SH2)</text:p>
      <text:p text:style-name="P8"><text:tab/>- Explicar como se ha obtenido la ecuacion del leakage <text:s/><text:span text:style-name="T3">apoyandose con las ecuaciones del <text:tab/> <text:s/>modelo biologico.</text:span></text:p>
      <text:p text:style-name="P8"/>
      <text:p text:style-name="P8"><text:tab/><text:span text:style-name="T9">2</text:span>.<text:span text:style-name="T3">2.</text:span><text:span text:style-name="T9">2</text:span> Malla <text:span text:style-name="T3">del “compatment model”</text:span></text:p>
      <text:p text:style-name="P8"/>
      <text:p text:style-name="P8"><text:tab/>- <text:span text:style-name="T3">Explicacion de como se ha generado la malla (incluyendo numero de elementos de <text:tab/> <text:tab/> <text:s/>volumen y la geometria que tiene) : si es OpenFoam (explicar topoSet, la <text:tab/> <text:s/><text:tab/> <text:s/><text:tab/> <text:s/>utilizacion de los datos de 0/alpha 0/U …) o <text:s/>Matlab.</text:span></text:p>
      <text:p text:style-name="P8"><text:tab/>- <text:span text:style-name="T3">Utilizacion de las ecuaciones del apartado 4.1 para </text:span><text:span text:style-name="T7">la explicacion del</text:span><text:span text:style-name="T3"> leakage.</text:span></text:p>
      <text:p text:style-name="P8"/>
      <text:p text:style-name="P17">2.3 Leakage</text:p>
      <text:p text:style-name="P17"/>
      <text:p text:style-name="P17"/>
      <text:p text:style-name="P4"><text:span text:style-name="T9">3</text:span>. Materiales</text:p>
      <text:p text:style-name="P4"/>
      <text:p text:style-name="P15">*Ordenador: <text:span text:style-name="T1"><text:s/>Modelo, version, Ram, Procesador, </text:span>almacenamiento y sistema operativo<text:span text:style-name="T1">.</text:span></text:p>
      <text:p text:style-name="P15">*OpenFoam, ParaView, Octave y guiEditor.</text:p>
      <text:p text:style-name="P16"/>
      <text:p text:style-name="P11">4. Resultados de la simulacion</text:p>
      <text:p text:style-name="P8"/>
      <text:p text:style-name="P8">- <text:span text:style-name="T3">Graficas del porcentaje de exceso </text:span><text:span text:style-name="T4">del apartado 3.1</text:span></text:p>
      <text:p text:style-name="P8">- <text:span text:style-name="T3">Graficas del porcentaje de exceso </text:span><text:span text:style-name="T4">del apartado 3.2 (Incluir la d</text:span><text:span text:style-name="T3">iferencia de resultados y quien genera mas leakage entre: central difference, upWind y linear upWind.</text:span></text:p>
      <text:p text:style-name="P8"/>
      <text:p text:style-name="P11">5. <text:span text:style-name="T5">Creacion de la interfaz grafica.</text:span></text:p>
      <text:p text:style-name="P11"/>
      <text:p text:style-name="P13">6. Conclusiones.</text:p>
      <text:p text:style-name="P13"/>
      <text:p text:style-name="P13">7. Anexos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4T10:24:46.843951309</meta:creation-date>
    <dc:date>2025-03-13T16:35:06.761512737</dc:date>
    <meta:editing-duration>PT8H5M8S</meta:editing-duration>
    <meta:editing-cycles>9</meta:editing-cycles>
    <meta:generator>LibreOffice/24.2.7.2$Linux_X86_64 LibreOffice_project/420$Build-2</meta:generator>
    <meta:document-statistic meta:table-count="0" meta:image-count="0" meta:object-count="0" meta:page-count="2" meta:paragraph-count="54" meta:word-count="518" meta:character-count="3400" meta:non-whitespace-character-count="2852"/>
  </office:meta>
</office:document-meta>
</file>